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3d7269" officeooo:paragraph-rsid="003d7269" style:font-weight-asian="bold" style:font-weight-complex="bold"/>
    </style:style>
    <style:style style:name="P2" style:family="paragraph" style:parent-style-name="Text_20_body">
      <style:text-properties officeooo:rsid="003d7269" officeooo:paragraph-rsid="003d7269"/>
    </style:style>
    <style:style style:name="P3" style:family="paragraph" style:parent-style-name="Title">
      <style:text-properties officeooo:rsid="003d7269" officeooo:paragraph-rsid="003d7269"/>
    </style:style>
    <style:style style:name="P4" style:family="paragraph" style:parent-style-name="Text_20_body">
      <style:text-properties officeooo:rsid="003d84aa" officeooo:paragraph-rsid="003d84aa"/>
    </style:style>
    <style:style style:name="P5" style:family="paragraph" style:parent-style-name="Text_20_body">
      <style:text-properties officeooo:rsid="001be978" officeooo:paragraph-rsid="003d84aa"/>
    </style:style>
    <style:style style:name="P6" style:family="paragraph" style:parent-style-name="Footer">
      <style:text-properties officeooo:rsid="004498fc" officeooo:paragraph-rsid="004498fc"/>
    </style:style>
    <style:style style:name="P7" style:family="paragraph" style:parent-style-name="Text_20_body" style:list-style-name="L1">
      <style:text-properties officeooo:rsid="003d7269" officeooo:paragraph-rsid="003d7269"/>
    </style:style>
    <style:style style:name="P8" style:family="paragraph" style:parent-style-name="Text_20_body" style:list-style-name="L2">
      <style:text-properties officeooo:rsid="003d84aa" officeooo:paragraph-rsid="003d84aa"/>
    </style:style>
    <style:style style:name="T1" style:family="text">
      <style:text-properties officeooo:rsid="004412a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</text:span>ertifiers</text:p>
      <text:p text:style-name="P2">Certifiers are persons authorized to teach and grant authorization to persons wishing to use the Industrial Laser Cutters. <text:s/>Certifiers are appointed by the board based on their discretion and faith that the certifiers are well qualified to operate the equipment safely and teach others to do so.</text:p>
      <text:p text:style-name="P2">Certifiers must examine persons seeking authorization and must:</text:p>
      <text:list text:style-name="L1">
        <text:list-item>
          <text:p text:style-name="P7">Provide policy and safety information</text:p>
        </text:list-item>
        <text:list-item>
          <text:p text:style-name="P7">Provide training materials and hands-on training to persons wishing to learn</text:p>
        </text:list-item>
        <text:list-item>
          <text:p text:style-name="P7">Question persons and require them to show safety competency by examining them on key safety points.</text:p>
        </text:list-item>
      </text:list>
      <text:p text:style-name="P1">Certification Examination:</text:p>
      <text:p text:style-name="P4">The examination must include:</text:p>
      <text:list text:style-name="L2">
        <text:list-item>
          <text:p text:style-name="P8">Observing the person running a normal (small) job and following the checklist from start to finish.</text:p>
        </text:list-item>
        <text:list-item>
          <text:p text:style-name="P8">Requiring person to walk through a dry-run of a fire situation.</text:p>
        </text:list-item>
        <text:list-item>
          <text:p text:style-name="P8">Requiring person to walk through a dry-run of a lens vaporization situation.</text:p>
        </text:list-item>
        <text:list-item>
          <text:p text:style-name="P8">Requiring person to walk through a dry-run of a laser tube malfunction situation.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4498fc" officeooo:paragraph-rsid="004498f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Revision: 1.0 : 2026-03-11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43:40.583643382</meta:creation-date>
    <dc:date>2026-03-11T13:40:54.138296247</dc:date>
    <meta:editing-duration>PT2H54S</meta:editing-duration>
    <meta:editing-cycles>19</meta:editing-cycles>
    <meta:generator>LibreOffice/24.2.7.2$Linux_X86_64 LibreOffice_project/420$Build-2</meta:generator>
    <meta:print-date>2026-02-23T14:39:34.329392681</meta:print-date>
    <meta:document-statistic meta:table-count="0" meta:image-count="0" meta:object-count="0" meta:page-count="1" meta:paragraph-count="13" meta:word-count="157" meta:character-count="987" meta:non-whitespace-character-count="849"/>
  </office:meta>
</office:document-meta>
</file>